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70701836004563E+017">
            <text:p>1.71E+01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7504732994632E+017">
            <text:p>1.75E+01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7504732994632E+017">
            <text:p>1.75E+01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1664094018762E+017">
            <text:p>2.17E+01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.02264652910286E+017">
            <text:p>3.02E+01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.82131028609623E+026">
            <text:p>1.82E+02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0918624891903E+017">
            <text:p>2.51E+01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50918624891903E+017">
            <text:p>2.51E+01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08179076848828E+017">
            <text:p>3.08E+01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.26054213445205E+017">
            <text:p>4.26E+01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50733344700733E+026">
            <text:p>2.51E+02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57032815940927E+017">
            <text:p>2.57E+01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.15555801553734E+017">
            <text:p>3.16E+01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.36029962818246E+017">
            <text:p>4.36E+01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.5626175524503E+026">
            <text:p>2.56E+02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.15555801553734E+017">
            <text:p>3.16E+01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.36029962818246E+017">
            <text:p>4.36E+01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.5626175524503E+026">
            <text:p>2.56E+02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.31514489283712E+017">
            <text:p>5.32E+01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.09177846376528E+026">
            <text:p>3.09E+02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.18109775082993E+026">
            <text:p>4.18E+02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89898737265928E+017">
            <text:p>2.90E+01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89898737265928E+017">
            <text:p>2.90E+01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53042056827486E+017">
            <text:p>3.53E+01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.83027538326416E+017">
            <text:p>4.83E+01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76493376647507E+026">
            <text:p>2.76E+02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9662754112177E+017">
            <text:p>2.97E+01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.6103339433921E+017">
            <text:p>3.61E+01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.93617900506275E+017">
            <text:p>4.94E+01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.82021787192418E+026">
            <text:p>2.82E+02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.6103339433921E+017">
            <text:p>3.61E+01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.93617900506275E+017">
            <text:p>4.94E+01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.82021787192418E+026">
            <text:p>2.82E+02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.94985294576374E+017">
            <text:p>5.95E+01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.34937878329799E+026">
            <text:p>3.35E+02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.43869807048374E+026">
            <text:p>4.44E+02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.02073445036623E+017">
            <text:p>4.02E+01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.82146139969687E+017">
            <text:p>4.82E+01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.46982070010463E+017">
            <text:p>6.47E+01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.50624103313102E+026">
            <text:p>3.51E+02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82146139969687E+017">
            <text:p>4.82E+01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.46982070010463E+017">
            <text:p>6.47E+01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.50624103313102E+026">
            <text:p>3.51E+02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.64016305796186E+017">
            <text:p>7.64E+01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.03540194466151E+026">
            <text:p>4.04E+02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.12472123216976E+026">
            <text:p>5.12E+02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91906174588678E+017">
            <text:p>4.92E+01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.5934112929759E+017">
            <text:p>6.59E+01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.56152513859782E+026">
            <text:p>3.56E+02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.77637898739195E+017">
            <text:p>7.78E+01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.09068605014093E+026">
            <text:p>4.09E+02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.18000533767518E+026">
            <text:p>5.18E+02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.77637898739195E+017">
            <text:p>7.78E+01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.09068605014093E+026">
            <text:p>4.09E+02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.18000533767518E+026">
            <text:p>5.18E+02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.7091662495879E+026">
            <text:p>5.71E+02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D5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3">2013/02/03</text:date>, <text:time>12:0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13S</meta:editing-duration>
    <meta:editing-cycles>3</meta:editing-cycles>
    <meta:generator>OpenOffice.org/3.4$Win32 OpenOffice.org_project/340m1$Build-9590</meta:generator>
    <dc:date>2013-02-03T12:04:30.81</dc:date>
    <meta:document-statistic meta:table-count="3" meta:cell-count="224" meta:object-count="0"/>
    <meta:user-defined meta:name="Info 1"/>
    <meta:user-defined meta:name="Info 2"/>
    <meta:user-defined meta:name="Info 3"/>
    <meta:user-defined meta:name="Info 4"/>
  </office:meta>
</office:document-meta>
</file>